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72bc"/>
    </style:style>
    <style:style style:name="P1" style:family="paragraph">
      <loext:graphic-properties draw:fill="solid" draw:fill-color="#0072b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polygon draw:style-name="gr1" draw:text-style-name="P1" draw:layer="layout" svg:width="0.895cm" svg:height="0.414cm" svg:x="9.104cm" svg:y="5.898cm" svg:viewBox="0 0 896 415" draw:points="0,415 896,235 82,0">
            <text:p/>
          </draw:polygon>
          <draw:path draw:style-name="gr1" draw:text-style-name="P1" draw:layer="layout" svg:width="8.911cm" svg:height="3.449cm" svg:x="0cm" svg:y="3.275cm" svg:viewBox="0 0 8912 3450" svg:d="M8912 2717h-6481c-155 0-222 166-288 326-22 56-58 144-86 180-50-48-85-276-100-365l-8-50c-50-308-95-632-138-947-191-1375-282-1855-546-1861-333-6-451 562-801 2247l-47 220c-51 250-170 250-220 250h-159l-38 216h197c131 0 364-55 441-425l46-219c216-1038 420-2018 565-2067 125 129 248 1014 339 1667 44 316 88 642 139 952l7 49c40 249 89 560 331 560 155 0 223-168 288-328 25-61 66-161 93-189h6426z">
            <text:p/>
          </draw:path>
          <draw:polygon draw:style-name="gr1" draw:text-style-name="P1" draw:layer="layout" svg:width="2.424cm" svg:height="1.462cm" svg:x="2.638cm" svg:y="4.299cm" svg:viewBox="0 0 2425 1463" draw:points="308,0 1168,0 1196,800 1208,800 1565,0 2425,0 2116,1463 1595,1463 1838,313 1825,313 1283,1463 800,1463 752,313 737,313 494,1463 0,1463">
            <text:p/>
          </draw:polygon>
          <draw:polygon draw:style-name="gr1" draw:text-style-name="P1" draw:layer="layout" svg:width="0.889cm" svg:height="1.462cm" svg:x="4.97cm" svg:y="4.299cm" svg:viewBox="0 0 890 1463" draw:points="890,0 583,1463 0,1463 309,0">
            <text:p/>
          </draw:polygon>
          <draw:path draw:style-name="gr1" draw:text-style-name="P1" draw:layer="layout" svg:width="1.756cm" svg:height="1.462cm" svg:x="5.767cm" svg:y="4.299cm" svg:viewBox="0 0 1757 1463" svg:d="M727 701h142c221 0 294-115 294-212 0-47-23-144-199-144h-163zM1241 0c317 0 516 185 516 434 0 273-223 613-754 613h-334l-87 416h-582l309-1463z">
            <text:p/>
          </draw:path>
          <draw:polygon draw:style-name="gr1" draw:text-style-name="P1" draw:layer="layout" svg:width="1.695cm" svg:height="1.462cm" svg:x="7.522cm" svg:y="4.299cm" svg:viewBox="0 0 1696 1463" draw:points="1696,0 1604,433 1093,433 876,1463 296,1463 513,433 0,433 91,0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17T17:44:43.978000000</dc:date>
    <meta:editing-duration>PT1H7M2S</meta:editing-duration>
    <meta:editing-cycles>23</meta:editing-cycles>
    <meta:generator>LibreOffice/7.5.0.3$Windows_X86_64 LibreOffice_project/c21113d003cd3efa8c53188764377a8272d9d6de</meta:generator>
    <meta:document-statistic meta:object-count="7"/>
  </office:meta>
</office:document-meta>
</file>